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Ubuntu1" style:text-underline-style="solid" style:text-underline-width="auto" style:text-underline-color="font-color" officeooo:rsid="00001309" officeooo:paragraph-rsid="00001309"/>
    </style:style>
    <style:style style:name="P2" style:family="paragraph" style:parent-style-name="Standard">
      <style:paragraph-properties fo:text-align="start" style:justify-single-word="false"/>
      <style:text-properties fo:color="#000000" style:font-name="Ubuntu1" style:text-underline-style="none" officeooo:rsid="00001309" officeooo:paragraph-rsid="00001309"/>
    </style:style>
    <style:style style:name="P3" style:family="paragraph" style:parent-style-name="Standard">
      <style:paragraph-properties fo:text-align="start" style:justify-single-word="false"/>
      <style:text-properties fo:color="#000000" style:font-name="Ubuntu1" fo:font-size="30pt" style:text-underline-style="solid" style:text-underline-width="auto" style:text-underline-color="font-color" fo:font-weight="bold" officeooo:rsid="00001309" officeooo:paragraph-rsid="00001309" style:font-size-asian="30pt" style:font-weight-asian="bold" style:font-size-complex="3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3333" style:font-name="Ubuntu" style:text-underline-style="none" officeooo:rsid="00001309" officeooo:paragraph-rsid="00001309" style:font-name-asian="Ubuntu" style:font-name-complex="Ubuntu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4ad6" officeooo:paragraph-rsid="000d4ad6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d4ad6" officeooo:paragraph-rsid="000d4ad6"/>
    </style:style>
    <style:style style:name="P7" style:family="paragraph" style:parent-style-name="Standard">
      <style:paragraph-properties fo:text-align="start" style:justify-single-word="false"/>
      <style:text-properties fo:font-style="italic" style:text-underline-style="none" officeooo:rsid="000d4ad6" officeooo:paragraph-rsid="000e39a4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officeooo:paragraph-rsid="0017770d"/>
    </style:style>
    <style:style style:name="P9" style:family="paragraph" style:parent-style-name="Standard">
      <style:paragraph-properties fo:text-align="center" style:justify-single-word="false"/>
      <style:text-properties style:font-name="Ubuntu1" fo:font-size="48pt" style:text-underline-style="solid" style:text-underline-width="auto" style:text-underline-color="font-color" officeooo:rsid="00001309" officeooo:paragraph-rsid="00001309" style:font-size-asian="48pt" style:font-size-complex="48pt"/>
    </style:style>
    <style:style style:name="P10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font-style="italic" style:text-underline-style="none" officeooo:rsid="000d4ad6" officeooo:paragraph-rsid="00121d74" style:font-style-asian="italic" style:font-style-complex="italic"/>
    </style:style>
    <style:style style:name="P11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paragraph-rsid="0017770d"/>
    </style:style>
    <style:style style:name="P12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color="#000000" style:font-name="Ubuntu1" style:text-underline-style="none" fo:font-weight="normal" officeooo:rsid="001d1720" officeooo:paragraph-rsid="001d1720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paragraph-rsid="0018f170"/>
    </style:style>
    <style:style style:name="P1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paragraph-rsid="001a031b"/>
    </style:style>
    <style:style style:name="P1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style:text-underline-style="none" fo:font-weight="normal" officeooo:rsid="002429a5" officeooo:paragraph-rsid="002429a5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style:text-underline-style="none" fo:font-weight="normal" officeooo:rsid="002429a5" officeooo:paragraph-rsid="0025dacd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style:text-underline-style="solid" style:text-underline-width="auto" style:text-underline-color="font-color" fo:font-weight="normal" officeooo:rsid="002429a5" officeooo:paragraph-rsid="002429a5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italic" style:text-underline-style="solid" style:text-underline-width="auto" style:text-underline-color="font-color" fo:font-weight="normal" officeooo:rsid="002a7c9f" officeooo:paragraph-rsid="002a7c9f" style:font-style-asian="italic" style:font-weight-asian="normal" style:font-style-complex="italic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a7c9f" officeooo:paragraph-rsid="002a7c9f" style:font-style-asian="normal" style:font-weight-asian="normal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d1720" officeooo:paragraph-rsid="002fcd8a" style:font-style-asian="normal" style:font-weight-asian="normal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c29ca" officeooo:paragraph-rsid="002c29ca" style:font-style-asian="normal" style:font-weight-asian="normal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c29ca" officeooo:paragraph-rsid="0030b9a2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669933" style:font-name="Ubuntu1" fo:font-size="16pt" fo:font-style="normal" style:text-underline-style="none" fo:font-weight="bold" officeooo:rsid="00022ce6" officeooo:paragraph-rsid="0017770d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font-name="Ubuntu1" fo:font-style="italic" style:text-underline-style="none" fo:font-weight="normal" officeooo:rsid="000d4ad6" officeooo:paragraph-rsid="000d4ad6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Ubuntu1" fo:font-style="normal" style:text-underline-style="none" fo:font-weight="normal" officeooo:rsid="000d92f5" officeooo:paragraph-rsid="000e39a4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ff6600" style:font-name="Ubuntu1" fo:font-size="14pt" style:text-underline-style="solid" style:text-underline-width="auto" style:text-underline-color="font-color" fo:font-weight="bold" officeooo:rsid="00001309" officeooo:paragraph-rsid="00001309" style:font-size-asian="14pt" style:font-weight-asian="bold" style:font-size-complex="14pt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18cc5" officeooo:paragraph-rsid="00121d74" style:font-style-asian="normal" style:font-weight-asian="normal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32181f" officeooo:paragraph-rsid="0032181f" style:font-style-asian="normal" style:font-weight-asian="normal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32181f" officeooo:paragraph-rsid="0032181f" style:font-style-asian="normal" style:font-weight-asian="normal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429a5" officeooo:paragraph-rsid="004a11d3" style:font-style-asian="normal" style:font-weight-asian="normal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429a5" officeooo:paragraph-rsid="004ee595" style:font-style-asian="normal" style:font-weight-asian="normal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429a5" officeooo:paragraph-rsid="00522634" style:font-style-asian="normal" style:font-weight-asian="normal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429a5" officeooo:paragraph-rsid="00585547" style:font-style-asian="normal" style:font-weight-asian="normal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429a5" officeooo:paragraph-rsid="005b894b" style:font-style-asian="normal" style:font-weight-asian="normal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429a5" officeooo:paragraph-rsid="005e5079" style:font-style-asian="normal" style:font-weight-asian="normal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a7c9f" officeooo:paragraph-rsid="0044bdba" style:font-style-asian="normal" style:font-weight-asian="normal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a7c9f" officeooo:paragraph-rsid="0046e848" style:font-style-asian="normal" style:font-weight-asian="normal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a7c9f" officeooo:paragraph-rsid="00522634" style:font-style-asian="normal" style:font-weight-asian="normal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italic" style:text-underline-style="solid" style:text-underline-width="auto" style:text-underline-color="font-color" fo:font-weight="normal" officeooo:rsid="002a7c9f" officeooo:paragraph-rsid="003db403" style:font-style-asian="italic" style:font-weight-asian="normal" style:font-style-complex="italic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italic" style:text-underline-style="solid" style:text-underline-width="auto" style:text-underline-color="font-color" fo:font-weight="normal" officeooo:rsid="002a7c9f" officeooo:paragraph-rsid="004e010e" style:font-style-asian="italic" style:font-weight-asian="normal" style:font-style-complex="italic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64ef3a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755b3c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6a3af3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6fb7db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70a388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70d287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73532e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italic" style:text-underline-style="solid" style:text-underline-width="auto" style:text-underline-color="font-color" fo:font-weight="normal" officeooo:rsid="002a7c9f" officeooo:paragraph-rsid="0069989d" style:font-size-asian="12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30pt" fo:font-style="normal" style:text-underline-style="solid" style:text-underline-width="auto" style:text-underline-color="font-color" fo:font-weight="bold" officeooo:rsid="00001309" officeooo:paragraph-rsid="00755b3c" style:font-size-asian="30pt" style:font-style-asian="normal" style:font-weight-asian="bold" style:font-size-complex="30pt" style:font-style-complex="normal" style:font-weight-complex="bold"/>
    </style:style>
    <style:style style:name="P5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30pt" fo:font-style="normal" style:text-underline-style="solid" style:text-underline-width="auto" style:text-underline-color="font-color" fo:font-weight="bold" officeooo:rsid="0084e89d" officeooo:paragraph-rsid="0084e89d" style:font-size-asian="30pt" style:font-style-asian="normal" style:font-weight-asian="bold" style:font-size-complex="30pt" style:font-style-complex="normal" style:font-weight-complex="bold"/>
    </style:style>
    <style:style style:name="P5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paragraph-rsid="008135eb"/>
    </style:style>
    <style:style style:name="P5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17770d"/>
    </style:style>
    <style:style style:name="P5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ccff" style:font-name="Ubuntu1" fo:font-style="normal" style:text-underline-style="solid" style:text-underline-width="auto" style:text-underline-color="font-color" fo:font-weight="bold" officeooo:rsid="00001309" officeooo:paragraph-rsid="00602358" style:font-style-asian="normal" style:font-weight-asian="bold" style:font-style-complex="normal" style:font-weight-complex="bold"/>
    </style:style>
    <style:style style:name="P5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ccff" style:font-name="Ubuntu1" fo:font-size="14pt" style:text-underline-style="solid" style:text-underline-width="auto" style:text-underline-color="font-color" fo:font-weight="bold" officeooo:rsid="00001309" officeooo:paragraph-rsid="001aaacb" style:font-size-asian="14pt" style:font-weight-asian="bold" style:font-size-complex="14pt" style:font-weight-complex="bold"/>
    </style:style>
    <style:style style:name="P5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ccff" style:font-name="Ubuntu1" fo:font-size="14pt" fo:font-style="normal" style:text-underline-style="solid" style:text-underline-width="auto" style:text-underline-color="font-color" fo:font-weight="bold" officeooo:rsid="00001309" officeooo:paragraph-rsid="0075bea1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6666ff" style:font-name="Ubuntu1" fo:font-size="14pt" fo:font-style="normal" style:text-underline-style="solid" style:text-underline-width="auto" style:text-underline-color="font-color" fo:font-weight="bold" officeooo:rsid="00001309" officeooo:paragraph-rsid="00602358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officeooo:paragraph-rsid="007da8aa"/>
    </style:style>
    <style:style style:name="P5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color="#000000" style:font-name="Ubuntu1" fo:font-style="italic" style:text-underline-style="none" fo:font-weight="normal" officeooo:rsid="00118cc5" officeooo:paragraph-rsid="001418ba" style:font-style-asian="italic" style:font-weight-asian="normal" style:font-style-complex="italic" style:font-weight-complex="normal"/>
    </style:style>
    <style:style style:name="P59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d1720" officeooo:paragraph-rsid="001d1720" style:font-style-asian="normal" style:font-weight-asian="normal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d1720" officeooo:paragraph-rsid="0038dfc1" style:font-style-asian="normal" style:font-weight-asian="normal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d1720" officeooo:paragraph-rsid="0047354c" style:font-style-asian="normal" style:font-weight-asian="normal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d1720" officeooo:paragraph-rsid="00488600" style:font-style-asian="normal" style:font-weight-asian="normal" style:font-style-complex="normal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color="#000000" style:font-name="Ubuntu1" style:text-underline-style="none" fo:font-weight="normal" officeooo:rsid="001d1720" officeooo:paragraph-rsid="00246b2c" style:font-weight-asian="normal" style:font-weight-complex="normal"/>
    </style:style>
    <style:style style:name="P6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d1720" officeooo:paragraph-rsid="0038dfc1" style:font-style-asian="normal" style:font-weight-asian="normal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d1720" officeooo:paragraph-rsid="00494903" style:font-style-asian="normal" style:font-weight-asian="normal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style:font-name="Ubuntu" style:font-name-asian="Ubuntu" style:font-name-complex="Ubuntu"/>
    </style:style>
    <style:style style:name="T3" style:family="text">
      <style:text-properties fo:color="#006600" style:font-name="Ubuntu" style:font-name-asian="Ubuntu" style:font-name-complex="Ubuntu"/>
    </style:style>
    <style:style style:name="T4" style:family="text">
      <style:text-properties style:font-name-asian="Ubuntu" style:font-name-complex="Ubuntu"/>
    </style:style>
    <style:style style:name="T5" style:family="text">
      <style:text-properties fo:color="#ff3333"/>
    </style:style>
    <style:style style:name="T6" style:family="text">
      <style:text-properties fo:color="#ff3333" style:font-name="Ubuntu" style:font-name-asian="Ubuntu" style:font-name-complex="Ubuntu"/>
    </style:style>
    <style:style style:name="T7" style:family="text">
      <style:text-properties fo:color="#ff3333" style:font-name="Ubuntu1" fo:font-weight="bold" officeooo:rsid="00118cc5" style:font-weight-asian="bold" style:font-weight-complex="bold"/>
    </style:style>
    <style:style style:name="T8" style:family="text">
      <style:text-properties fo:color="#ff3333" style:font-name="Ubuntu1" fo:font-style="italic" style:text-underline-style="none" fo:font-weight="bold" officeooo:rsid="00118cc5" style:font-style-asian="italic" style:font-weight-asian="bold" style:font-style-complex="italic" style:font-weight-complex="bold"/>
    </style:style>
    <style:style style:name="T9" style:family="text">
      <style:text-properties fo:color="#ff3333" style:font-name="Ubuntu1" fo:font-style="italic" style:text-underline-style="none" fo:font-weight="bold" officeooo:rsid="0017770d" style:font-style-asian="italic" style:font-weight-asian="bold" style:font-style-complex="italic" style:font-weight-complex="bold"/>
    </style:style>
    <style:style style:name="T10" style:family="text">
      <style:text-properties fo:color="#ff3333" fo:font-weight="bold" officeooo:rsid="00022ce6" style:font-weight-asian="bold" style:font-weight-complex="bold"/>
    </style:style>
    <style:style style:name="T11" style:family="text">
      <style:text-properties fo:color="#ff3333" officeooo:rsid="00022ce6"/>
    </style:style>
    <style:style style:name="T12" style:family="text">
      <style:text-properties fo:color="#ff3333" style:text-position="sub 58%" fo:font-weight="bold" style:font-weight-asian="bold" style:font-weight-complex="bold"/>
    </style:style>
    <style:style style:name="T13" style:family="text">
      <style:text-properties fo:color="#ff3333" style:text-position="sub 58%" fo:font-weight="bold" officeooo:rsid="002fcd8a" style:font-weight-asian="bold" style:font-weight-complex="bold"/>
    </style:style>
    <style:style style:name="T14" style:family="text">
      <style:text-properties fo:color="#ff3333" style:text-position="sub 58%" fo:font-weight="bold" officeooo:rsid="002fcd8a" fo:background-color="transparent" loext:char-shading-value="0" style:font-weight-asian="bold" style:font-weight-complex="bold"/>
    </style:style>
    <style:style style:name="T15" style:family="text">
      <style:text-properties fo:color="#ff3333" style:text-position="sub 58%" fo:font-weight="bold" officeooo:rsid="00716544" fo:background-color="transparent" loext:char-shading-value="0" style:font-weight-asian="bold" style:font-weight-complex="bold"/>
    </style:style>
    <style:style style:name="T16" style:family="text">
      <style:text-properties fo:color="#ff3333" style:text-position="0% 100%" fo:font-weight="bold" officeooo:rsid="00022ce6" style:font-weight-asian="bold" style:font-weight-complex="bold"/>
    </style:style>
    <style:style style:name="T17" style:family="text">
      <style:text-properties fo:color="#ff3333" style:text-position="0% 100%" fo:font-weight="bold" officeooo:rsid="003db403" style:font-weight-asian="bold" style:font-weight-complex="bold"/>
    </style:style>
    <style:style style:name="T18" style:family="text">
      <style:text-properties fo:color="#ff3333" style:text-position="0% 100%" fo:font-weight="bold" officeooo:rsid="005e5079" style:font-weight-asian="bold" style:font-weight-complex="bold"/>
    </style:style>
    <style:style style:name="T19" style:family="text">
      <style:text-properties fo:color="#ff3333" style:text-position="0% 100%" fo:font-weight="bold" officeooo:rsid="0061a10d" style:font-weight-asian="bold" style:font-weight-complex="bold"/>
    </style:style>
    <style:style style:name="T20" style:family="text">
      <style:text-properties fo:color="#ff3333" style:text-position="0% 100%" fo:font-weight="bold" officeooo:rsid="0061a10d" fo:background-color="transparent" loext:char-shading-value="0" style:font-weight-asian="bold" style:font-weight-complex="bold"/>
    </style:style>
    <style:style style:name="T21" style:family="text">
      <style:text-properties fo:color="#ff3333" style:text-position="0% 100%" fo:font-weight="bold" officeooo:rsid="003db403" fo:background-color="transparent" loext:char-shading-value="0" style:font-weight-asian="bold" style:font-weight-complex="bold"/>
    </style:style>
    <style:style style:name="T22" style:family="text">
      <style:text-properties fo:color="#ff3333" style:text-position="0% 100%" fo:font-weight="bold" officeooo:rsid="00022ce6" fo:background-color="transparent" loext:char-shading-value="0" style:font-weight-asian="bold" style:font-weight-complex="bold"/>
    </style:style>
    <style:style style:name="T23" style:family="text">
      <style:text-properties fo:color="#ff3333" style:text-position="0% 100%" officeooo:rsid="001aaacb"/>
    </style:style>
    <style:style style:name="T24" style:family="text">
      <style:text-properties fo:color="#ff3333" style:text-position="0% 100%" style:font-name="Ubuntu1" fo:font-size="12pt" fo:font-style="normal" style:text-underline-style="none" fo:font-weight="normal" officeooo:rsid="007b2a8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ff3333" style:text-position="0% 100%" style:font-name="Ubuntu1" fo:font-size="12pt" fo:font-style="normal" style:text-underline-style="none" fo:font-weight="bold" officeooo:rsid="007b2a89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officeooo:rsid="00022ce6"/>
    </style:style>
    <style:style style:name="T27" style:family="text">
      <style:text-properties fo:color="#669933" fo:font-weight="bold" officeooo:rsid="00022ce6" style:font-weight-asian="bold" style:font-weight-complex="bold"/>
    </style:style>
    <style:style style:name="T28" style:family="text">
      <style:text-properties fo:color="#669933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color="#669933" fo:font-style="normal" fo:font-weight="bold" officeooo:rsid="00022ce6" style:font-style-asian="normal" style:font-weight-asian="bold" style:font-style-complex="normal" style:font-weight-complex="bold"/>
    </style:style>
    <style:style style:name="T30" style:family="text">
      <style:text-properties fo:color="#669933" style:font-name="Ubuntu1" style:text-underline-style="none" fo:font-weight="bold" officeooo:rsid="00022ce6" style:font-weight-asian="bold" style:font-weight-complex="bold"/>
    </style:style>
    <style:style style:name="T31" style:family="text">
      <style:text-properties fo:color="#669933" style:font-name="Ubuntu1" fo:font-style="normal" style:text-underline-style="none" fo:font-weight="bold" officeooo:rsid="00022ce6" style:font-style-asian="normal" style:font-weight-asian="bold" style:font-style-complex="normal" style:font-weight-complex="bold"/>
    </style:style>
    <style:style style:name="T32" style:family="text">
      <style:text-properties fo:color="#669933" style:font-name="Ubuntu1" fo:font-size="16pt" fo:font-style="normal" style:text-underline-style="none" fo:font-weight="bold" officeooo:rsid="00022ce6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color="#669933" style:font-name="Ubuntu1" fo:font-size="16pt" fo:font-style="normal" style:text-underline-style="none" fo:font-weight="bold" officeooo:rsid="00387bd5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fo:color="#669933" style:text-position="0% 100%" fo:font-weight="bold" style:font-weight-asian="bold" style:font-weight-complex="bold"/>
    </style:style>
    <style:style style:name="T35" style:family="text">
      <style:text-properties fo:color="#669933" style:text-position="0% 100%" fo:font-weight="bold" officeooo:rsid="00022ce6" style:font-weight-asian="bold" style:font-weight-complex="bold"/>
    </style:style>
    <style:style style:name="T36" style:family="text">
      <style:text-properties fo:color="#669933" style:text-position="0% 100%" fo:font-weight="bold" officeooo:rsid="00022ce6" fo:background-color="transparent" loext:char-shading-value="0" style:font-weight-asian="bold" style:font-weight-complex="bold"/>
    </style:style>
    <style:style style:name="T37" style:family="text">
      <style:text-properties fo:color="#669933" style:text-position="0% 100%" fo:font-weight="bold" officeooo:rsid="005156d1" fo:background-color="transparent" loext:char-shading-value="0" style:font-weight-asian="bold" style:font-weight-complex="bold"/>
    </style:style>
    <style:style style:name="T38" style:family="text">
      <style:text-properties fo:color="#669933" style:text-position="0% 100%" style:font-name="Ubuntu1" fo:font-size="12pt" fo:font-style="normal" style:text-underline-style="none" fo:font-weight="bold" officeooo:rsid="00022ce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color="#6666ff" fo:font-weight="bold" officeooo:rsid="00022ce6" style:font-weight-asian="bold" style:font-weight-complex="bold"/>
    </style:style>
    <style:style style:name="T40" style:family="text">
      <style:text-properties fo:color="#6666ff" fo:font-weight="bold" officeooo:rsid="002a7c9f" style:font-weight-asian="bold" style:font-weight-complex="bold"/>
    </style:style>
    <style:style style:name="T41" style:family="text">
      <style:text-properties fo:color="#6666ff" fo:font-weight="bold" officeooo:rsid="00228eb7" style:font-weight-asian="bold" style:font-weight-complex="bold"/>
    </style:style>
    <style:style style:name="T42" style:family="text">
      <style:text-properties fo:color="#6666ff"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color="#6666ff" fo:font-style="normal" fo:font-weight="bold" officeooo:rsid="00022ce6" style:font-style-asian="normal" style:font-weight-asian="bold" style:font-style-complex="normal" style:font-weight-complex="bold"/>
    </style:style>
    <style:style style:name="T44" style:family="text">
      <style:text-properties fo:color="#6666ff" fo:font-style="normal" fo:font-weight="bold" officeooo:rsid="00228eb7" style:font-style-asian="normal" style:font-weight-asian="bold" style:font-style-complex="normal" style:font-weight-complex="bold"/>
    </style:style>
    <style:style style:name="T45" style:family="text">
      <style:text-properties fo:color="#6666ff" fo:font-style="normal" fo:font-weight="bold" officeooo:rsid="00246b2c" style:font-style-asian="normal" style:font-weight-asian="bold" style:font-style-complex="normal" style:font-weight-complex="bold"/>
    </style:style>
    <style:style style:name="T46" style:family="text">
      <style:text-properties fo:color="#6666ff" style:font-name="Ubuntu1" style:text-underline-style="none" fo:font-weight="bold" officeooo:rsid="00022ce6" style:font-weight-asian="bold" style:font-weight-complex="bold"/>
    </style:style>
    <style:style style:name="T47" style:family="text">
      <style:text-properties fo:color="#6666ff" style:font-name="Ubuntu1" style:text-underline-style="none" fo:font-weight="normal" officeooo:rsid="000388c2" style:font-weight-asian="normal" style:font-weight-complex="normal"/>
    </style:style>
    <style:style style:name="T48" style:family="text">
      <style:text-properties fo:color="#6666ff" style:font-name="Ubuntu1" fo:font-style="normal" style:text-underline-style="none" fo:font-weight="bold" officeooo:rsid="00022ce6" style:font-style-asian="normal" style:font-weight-asian="bold" style:font-style-complex="normal" style:font-weight-complex="bold"/>
    </style:style>
    <style:style style:name="T49" style:family="text">
      <style:text-properties fo:color="#6666ff" style:font-name="Ubuntu1" fo:font-style="normal" style:text-underline-style="none" fo:font-weight="normal" officeooo:rsid="0004d598" style:font-style-asian="normal" style:font-weight-asian="normal" style:font-style-complex="normal" style:font-weight-complex="normal"/>
    </style:style>
    <style:style style:name="T50" style:family="text">
      <style:text-properties fo:color="#6666ff" style:font-name="Ubuntu1" fo:font-weight="bold" officeooo:rsid="00118cc5" style:font-weight-asian="bold" style:font-weight-complex="bold"/>
    </style:style>
    <style:style style:name="T51" style:family="text">
      <style:text-properties fo:color="#6666ff" style:font-name="Ubuntu1" fo:font-style="italic" style:text-underline-style="none" fo:font-weight="bold" officeooo:rsid="00118cc5" style:font-style-asian="italic" style:font-weight-asian="bold" style:font-style-complex="italic" style:font-weight-complex="bold"/>
    </style:style>
    <style:style style:name="T52" style:family="text">
      <style:text-properties fo:color="#6666ff" style:font-name="Ubuntu1" fo:font-style="italic" style:text-underline-style="none" fo:font-weight="bold" officeooo:rsid="0017770d" style:font-style-asian="italic" style:font-weight-asian="bold" style:font-style-complex="italic" style:font-weight-complex="bold"/>
    </style:style>
    <style:style style:name="T53" style:family="text">
      <style:text-properties fo:color="#6666ff" style:font-name="Ubuntu1" fo:font-size="16pt" fo:font-style="normal" style:text-underline-style="none" fo:font-weight="bold" officeooo:rsid="00022ce6" style:font-size-asian="16pt" style:font-style-asian="normal" style:font-weight-asian="bold" style:font-size-complex="16pt" style:font-style-complex="normal" style:font-weight-complex="bold"/>
    </style:style>
    <style:style style:name="T54" style:family="text">
      <style:text-properties fo:color="#6666ff" style:font-name="Ubuntu1" fo:font-size="16pt" fo:font-style="normal" style:text-underline-style="none" fo:font-weight="bold" officeooo:rsid="0017770d" style:font-size-asian="16pt" style:font-style-asian="normal" style:font-weight-asian="bold" style:font-size-complex="16pt" style:font-style-complex="normal" style:font-weight-complex="bold"/>
    </style:style>
    <style:style style:name="T55" style:family="text">
      <style:text-properties fo:color="#6666ff" style:text-position="0% 100%" fo:font-weight="bold" style:font-weight-asian="bold" style:font-weight-complex="bold"/>
    </style:style>
    <style:style style:name="T56" style:family="text">
      <style:text-properties fo:color="#6666ff" style:text-position="0% 100%" fo:font-weight="bold" officeooo:rsid="00022ce6" style:font-weight-asian="bold" style:font-weight-complex="bold"/>
    </style:style>
    <style:style style:name="T57" style:family="text">
      <style:text-properties fo:color="#6666ff" style:text-position="0% 100%" fo:font-weight="bold" officeooo:rsid="00228eb7" style:font-weight-asian="bold" style:font-weight-complex="bold"/>
    </style:style>
    <style:style style:name="T58" style:family="text">
      <style:text-properties fo:color="#6666ff" style:text-position="0% 100%" fo:font-weight="bold" officeooo:rsid="005156d1" style:font-weight-asian="bold" style:font-weight-complex="bold"/>
    </style:style>
    <style:style style:name="T59" style:family="text">
      <style:text-properties fo:color="#6666ff" style:text-position="0% 100%" fo:font-weight="bold" officeooo:rsid="002a7c9f" style:font-weight-asian="bold" style:font-weight-complex="bold"/>
    </style:style>
    <style:style style:name="T60" style:family="text">
      <style:text-properties fo:color="#6666ff" style:text-position="0% 100%" fo:font-weight="bold" officeooo:rsid="0059f973" style:font-weight-asian="bold" style:font-weight-complex="bold"/>
    </style:style>
    <style:style style:name="T61" style:family="text">
      <style:text-properties fo:color="#6666ff" style:text-position="0% 100%" fo:font-weight="bold" officeooo:rsid="00022ce6" fo:background-color="transparent" loext:char-shading-value="0" style:font-weight-asian="bold" style:font-weight-complex="bold"/>
    </style:style>
    <style:style style:name="T62" style:family="text">
      <style:text-properties fo:font-weight="bold" officeooo:rsid="001eaa12" style:font-weight-asian="bold" style:font-weight-complex="bold"/>
    </style:style>
    <style:style style:name="T63" style:family="text">
      <style:text-properties fo:font-weight="bold" officeooo:rsid="002a7c9f" style:font-weight-asian="bold" style:font-weight-complex="bold"/>
    </style:style>
    <style:style style:name="T64" style:family="text">
      <style:text-properties fo:font-weight="bold" officeooo:rsid="00228eb7" style:font-weight-asian="bold" style:font-weight-complex="bold"/>
    </style:style>
    <style:style style:name="T65" style:family="text">
      <style:text-properties fo:font-weight="bold" officeooo:rsid="002fcd8a" style:font-weight-asian="bold" style:font-weight-complex="bold"/>
    </style:style>
    <style:style style:name="T66" style:family="text">
      <style:text-properties fo:font-weight="bold" officeooo:rsid="0030b9a2" style:font-weight-asian="bold" style:font-weight-complex="bold"/>
    </style:style>
    <style:style style:name="T67" style:family="text">
      <style:text-properties fo:color="#ff9999" fo:font-weight="bold" officeooo:rsid="00022ce6" style:font-weight-asian="bold" style:font-weight-complex="bold"/>
    </style:style>
    <style:style style:name="T68" style:family="text">
      <style:text-properties fo:color="#ff9999" style:font-name="Ubuntu1" style:text-underline-style="none" fo:font-weight="bold" officeooo:rsid="00022ce6" style:font-weight-asian="bold" style:font-weight-complex="bold"/>
    </style:style>
    <style:style style:name="T69" style:family="text">
      <style:text-properties fo:color="#ff9999"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color="#ff9999" fo:font-style="normal" fo:font-weight="bold" officeooo:rsid="00022ce6" style:font-style-asian="normal" style:font-weight-asian="bold" style:font-style-complex="normal" style:font-weight-complex="bold"/>
    </style:style>
    <style:style style:name="T71" style:family="text">
      <style:text-properties fo:color="#ff9999" style:text-position="0% 100%" fo:font-weight="bold" style:font-weight-asian="bold" style:font-weight-complex="bold"/>
    </style:style>
    <style:style style:name="T72" style:family="text">
      <style:text-properties fo:color="#ff9999" style:text-position="0% 100%" fo:font-weight="bold" officeooo:rsid="00022ce6" style:font-weight-asian="bold" style:font-weight-complex="bold"/>
    </style:style>
    <style:style style:name="T73" style:family="text">
      <style:text-properties fo:color="#ff9999" style:text-position="0% 100%" fo:font-weight="bold" officeooo:rsid="001eaa12" style:font-weight-asian="bold" style:font-weight-complex="bold"/>
    </style:style>
    <style:style style:name="T74" style:family="text">
      <style:text-properties fo:color="#ff9999" style:text-position="0% 100%" fo:font-weight="bold" officeooo:rsid="003931bf" style:font-weight-asian="bold" style:font-weight-complex="bold"/>
    </style:style>
    <style:style style:name="T75" style:family="text">
      <style:text-properties fo:color="#ff9999" style:text-position="0% 100%" fo:font-weight="bold" officeooo:rsid="0043e30d" style:font-weight-asian="bold" style:font-weight-complex="bold"/>
    </style:style>
    <style:style style:name="T76" style:family="text">
      <style:text-properties fo:color="#ff9999" style:text-position="0% 100%" fo:font-weight="bold" officeooo:rsid="003c142d" style:font-weight-asian="bold" style:font-weight-complex="bold"/>
    </style:style>
    <style:style style:name="T77" style:family="text">
      <style:text-properties fo:color="#ff9999" style:text-position="0% 100%" fo:font-weight="bold" officeooo:rsid="004b42b7" style:font-weight-asian="bold" style:font-weight-complex="bold"/>
    </style:style>
    <style:style style:name="T78" style:family="text">
      <style:text-properties fo:color="#ff9999" style:text-position="0% 100%" fo:font-weight="bold" officeooo:rsid="004c2f13" style:font-weight-asian="bold" style:font-weight-complex="bold"/>
    </style:style>
    <style:style style:name="T79" style:family="text">
      <style:text-properties fo:color="#ff9999" style:text-position="0% 100%" fo:font-weight="bold" officeooo:rsid="00567d4c" style:font-weight-asian="bold" style:font-weight-complex="bold"/>
    </style:style>
    <style:style style:name="T80" style:family="text">
      <style:text-properties fo:color="#ff9999" style:text-position="0% 100%" fo:font-weight="bold" officeooo:rsid="00022ce6" fo:background-color="transparent" loext:char-shading-value="0" style:font-weight-asian="bold" style:font-weight-complex="bold"/>
    </style:style>
    <style:style style:name="T81" style:family="text">
      <style:text-properties fo:color="#ff9999" style:text-position="0% 100%" style:font-name="Ubuntu1" fo:font-size="12pt" fo:font-style="normal" style:text-underline-style="none" fo:font-weight="normal" officeooo:rsid="007ba1c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color="#ff9999" style:text-position="0% 100%" style:font-name="Ubuntu1" fo:font-size="12pt" fo:font-style="normal" style:text-underline-style="none" fo:font-weight="bold" officeooo:rsid="007ba1c1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83" style:family="text">
      <style:text-properties fo:color="#ff9999" style:text-position="0% 100%" style:font-name="Ubuntu1" fo:font-size="12pt" fo:font-style="normal" style:text-underline-style="none" fo:font-weight="bold" officeooo:rsid="007f5533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84" style:family="text">
      <style:text-properties fo:color="#000000" style:font-name="Ubuntu1" style:text-underline-style="none" officeooo:rsid="00022ce6"/>
    </style:style>
    <style:style style:name="T85" style:family="text">
      <style:text-properties fo:color="#000000" style:font-name="Ubuntu1" style:text-underline-style="none" fo:font-weight="normal" officeooo:rsid="00022ce6" style:font-weight-asian="normal" style:font-weight-complex="normal"/>
    </style:style>
    <style:style style:name="T86" style:family="text">
      <style:text-properties fo:color="#000000" style:font-name="Ubuntu1" style:text-underline-style="none" fo:font-weight="normal" officeooo:rsid="000388c2" style:font-weight-asian="normal" style:font-weight-complex="normal"/>
    </style:style>
    <style:style style:name="T87" style:family="text">
      <style:text-properties fo:color="#000000" style:font-name="Ubuntu1" fo:font-style="italic" style:text-underline-style="none" officeooo:rsid="00022ce6" style:font-style-asian="italic" style:font-style-complex="italic"/>
    </style:style>
    <style:style style:name="T88" style:family="text">
      <style:text-properties fo:color="#000000" style:font-name="Ubuntu1" fo:font-style="italic" style:text-underline-style="none" fo:font-weight="normal" officeooo:rsid="000388c2" style:font-style-asian="italic" style:font-weight-asian="normal" style:font-style-complex="italic" style:font-weight-complex="normal"/>
    </style:style>
    <style:style style:name="T89" style:family="text">
      <style:text-properties fo:color="#000000" style:font-name="Ubuntu1" fo:font-style="italic" style:text-underline-style="none" fo:font-weight="normal" officeooo:rsid="0004d598" style:font-style-asian="italic" style:font-weight-asian="normal" style:font-style-complex="italic" style:font-weight-complex="normal"/>
    </style:style>
    <style:style style:name="T90" style:family="text">
      <style:text-properties fo:color="#000000" style:font-name="Ubuntu1" fo:font-style="italic" style:text-underline-style="none" fo:font-weight="normal" officeooo:rsid="00022ce6" style:font-style-asian="italic" style:font-weight-asian="normal" style:font-style-complex="italic" style:font-weight-complex="normal"/>
    </style:style>
    <style:style style:name="T91" style:family="text">
      <style:text-properties fo:color="#000000" style:font-name="Ubuntu1" fo:font-style="italic" style:text-underline-style="none" fo:font-weight="normal" officeooo:rsid="00118cc5" style:font-style-asian="italic" style:font-weight-asian="normal" style:font-style-complex="italic" style:font-weight-complex="normal"/>
    </style:style>
    <style:style style:name="T92" style:family="text">
      <style:text-properties fo:color="#000000" style:font-name="Ubuntu1" fo:font-style="italic" style:text-underline-style="none" fo:font-weight="bold" officeooo:rsid="00118cc5" style:font-style-asian="italic" style:font-weight-asian="bold" style:font-style-complex="italic" style:font-weight-complex="bold"/>
    </style:style>
    <style:style style:name="T93" style:family="text">
      <style:text-properties fo:color="#000000" style:font-name="Ubuntu1" fo:font-style="normal" style:text-underline-style="none" fo:font-weight="normal" officeooo:rsid="000388c2" style:font-style-asian="normal" style:font-weight-asian="normal" style:font-style-complex="normal" style:font-weight-complex="normal"/>
    </style:style>
    <style:style style:name="T94" style:family="text">
      <style:text-properties fo:color="#000000" style:font-name="Ubuntu1" fo:font-style="normal" style:text-underline-style="none" fo:font-weight="normal" officeooo:rsid="00022ce6" style:font-style-asian="normal" style:font-weight-asian="normal" style:font-style-complex="normal" style:font-weight-complex="normal"/>
    </style:style>
    <style:style style:name="T95" style:family="text">
      <style:text-properties fo:color="#000000" style:font-name="Ubuntu1" fo:font-style="normal" style:text-underline-style="none" fo:font-weight="normal" officeooo:rsid="0004d598" style:font-style-asian="normal" style:font-weight-asian="normal" style:font-style-complex="normal" style:font-weight-complex="normal"/>
    </style:style>
    <style:style style:name="T96" style:family="text">
      <style:text-properties fo:color="#000000" style:font-name="Ubuntu1" fo:font-style="normal" style:text-underline-style="none" fo:font-weight="normal" officeooo:rsid="00080521" style:font-style-asian="normal" style:font-weight-asian="normal" style:font-style-complex="normal" style:font-weight-complex="normal"/>
    </style:style>
    <style:style style:name="T97" style:family="text">
      <style:text-properties fo:color="#000000" style:font-name="Ubuntu1" fo:font-style="normal" style:text-underline-style="none" fo:font-weight="normal" officeooo:rsid="0009c5a6" style:font-style-asian="normal" style:font-weight-asian="normal" style:font-style-complex="normal" style:font-weight-complex="normal"/>
    </style:style>
    <style:style style:name="T98" style:family="text">
      <style:text-properties fo:color="#000000" style:font-name="Ubuntu1" fo:font-style="normal" style:text-underline-style="none" fo:font-weight="normal" officeooo:rsid="0015dfd7" style:font-style-asian="normal" style:font-weight-asian="normal" style:font-style-complex="normal" style:font-weight-complex="normal"/>
    </style:style>
    <style:style style:name="T99" style:family="text">
      <style:text-properties fo:color="#000000" style:font-name="Ubuntu1" fo:font-style="normal" style:text-underline-style="none" fo:font-weight="normal" officeooo:rsid="0017770d" style:font-style-asian="normal" style:font-weight-asian="normal" style:font-style-complex="normal" style:font-weight-complex="normal"/>
    </style:style>
    <style:style style:name="T100" style:family="text">
      <style:text-properties fo:color="#000000" style:font-name="Ubuntu1" fo:font-style="normal" style:text-underline-style="none" fo:font-weight="normal" officeooo:rsid="0018f170" style:font-style-asian="normal" style:font-weight-asian="normal" style:font-style-complex="normal" style:font-weight-complex="normal"/>
    </style:style>
    <style:style style:name="T101" style:family="text">
      <style:text-properties fo:color="#000000" style:font-name="Ubuntu1" fo:font-style="normal" style:text-underline-style="none" fo:font-weight="normal" officeooo:rsid="001a031b" style:font-style-asian="normal" style:font-weight-asian="normal" style:font-style-complex="normal" style:font-weight-complex="normal"/>
    </style:style>
    <style:style style:name="T102" style:family="text">
      <style:text-properties fo:color="#000000" style:font-name="Ubuntu1" fo:font-style="normal" style:text-underline-style="none" fo:font-weight="bold" officeooo:rsid="00080521" style:font-style-asian="normal" style:font-weight-asian="bold" style:font-style-complex="normal" style:font-weight-complex="bold"/>
    </style:style>
    <style:style style:name="T103" style:family="text">
      <style:text-properties fo:color="#000000" style:font-name="Ubuntu1" fo:font-style="normal" style:text-underline-style="none" fo:font-weight="bold" officeooo:rsid="0009c5a6" style:font-style-asian="normal" style:font-weight-asian="bold" style:font-style-complex="normal" style:font-weight-complex="bold"/>
    </style:style>
    <style:style style:name="T104" style:family="text">
      <style:text-properties fo:color="#000000" style:font-name="Ubuntu1" fo:font-style="normal" fo:font-weight="normal" style:font-style-asian="normal" style:font-weight-asian="normal" style:font-style-complex="normal" style:font-weight-complex="normal"/>
    </style:style>
    <style:style style:name="T105" style:family="text">
      <style:text-properties fo:color="#000000" style:font-name="Ubuntu1" fo:font-style="normal" fo:font-weight="normal" officeooo:rsid="0009c5a6" style:font-style-asian="normal" style:font-weight-asian="normal" style:font-style-complex="normal" style:font-weight-complex="normal"/>
    </style:style>
    <style:style style:name="T106" style:family="text">
      <style:text-properties fo:color="#000000" style:font-name="Ubuntu1" fo:font-style="normal" fo:font-weight="normal" officeooo:rsid="000d92f5" style:font-style-asian="normal" style:font-weight-asian="normal" style:font-style-complex="normal" style:font-weight-complex="normal"/>
    </style:style>
    <style:style style:name="T107" style:family="text">
      <style:text-properties fo:color="#000000" style:font-name="Ubuntu1" fo:font-style="normal" fo:font-weight="normal" officeooo:rsid="000e39a4" style:font-style-asian="normal" style:font-weight-asian="normal" style:font-style-complex="normal" style:font-weight-complex="normal"/>
    </style:style>
    <style:style style:name="T108" style:family="text">
      <style:text-properties fo:color="#000000" style:font-name="Ubuntu1" fo:font-style="normal" fo:font-weight="normal" officeooo:rsid="0010d529" style:font-style-asian="normal" style:font-weight-asian="normal" style:font-style-complex="normal" style:font-weight-complex="normal"/>
    </style:style>
    <style:style style:name="T109" style:family="text">
      <style:text-properties fo:color="#000000" style:font-name="Ubuntu1" fo:font-style="normal" fo:font-weight="normal" officeooo:rsid="00118cc5" style:font-style-asian="normal" style:font-weight-asian="normal" style:font-style-complex="normal" style:font-weight-complex="normal"/>
    </style:style>
    <style:style style:name="T110" style:family="text">
      <style:text-properties fo:color="#000000" style:font-name="Ubuntu1" fo:font-style="normal" fo:font-weight="normal" officeooo:rsid="0015dfd7" style:font-style-asian="normal" style:font-weight-asian="normal" style:font-style-complex="normal" style:font-weight-complex="normal"/>
    </style:style>
    <style:style style:name="T111" style:family="text">
      <style:text-properties fo:color="#000000" style:font-name="Ubuntu1" fo:font-size="16pt" fo:font-style="normal" style:text-underline-style="none" fo:font-weight="bold" officeooo:rsid="00080521" style:font-size-asian="16pt" style:font-style-asian="normal" style:font-weight-asian="bold" style:font-size-complex="16pt" style:font-style-complex="normal" style:font-weight-complex="bold"/>
    </style:style>
    <style:style style:name="T112" style:family="text">
      <style:text-properties fo:color="#000000" style:font-name="Ubuntu1" fo:font-size="16pt" fo:font-style="normal" style:text-underline-style="none" fo:font-weight="bold" officeooo:rsid="0017770d" style:font-size-asian="16pt" style:font-style-asian="normal" style:font-weight-asian="bold" style:font-size-complex="16pt" style:font-style-complex="normal" style:font-weight-complex="bold"/>
    </style:style>
    <style:style style:name="T113" style:family="text">
      <style:text-properties fo:color="#000000" style:font-name="Ubuntu1" fo:font-size="16pt" fo:font-style="normal" style:text-underline-style="none" fo:font-weight="bold" officeooo:rsid="00387bd5" style:font-size-asian="16pt" style:font-style-asian="normal" style:font-weight-asian="bold" style:font-size-complex="16pt" style:font-style-complex="normal" style:font-weight-complex="bold"/>
    </style:style>
    <style:style style:name="T114" style:family="text">
      <style:text-properties fo:color="#000000" style:text-position="0% 100%" style:font-name="Ubuntu1" fo:font-size="12pt" fo:font-style="normal" style:text-underline-style="none" fo:font-weight="normal" officeooo:rsid="0017770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color="#000000" style:text-position="0% 100%" style:font-name="Ubuntu1" fo:font-size="12pt" fo:font-style="normal" style:text-underline-style="none" fo:font-weight="normal" officeooo:rsid="0076dbf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fo:color="#000000" style:text-position="0% 100%" style:font-name="Ubuntu1" fo:font-size="12pt" fo:font-style="normal" style:text-underline-style="none" fo:font-weight="normal" officeooo:rsid="0078c51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color="#000000" style:text-position="0% 100%" style:font-name="Ubuntu1" fo:font-size="12pt" fo:font-style="normal" style:text-underline-style="none" fo:font-weight="normal" officeooo:rsid="007b2a8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fo:color="#000000" style:text-position="0% 100%" style:font-name="Ubuntu1" fo:font-size="12pt" fo:font-style="normal" style:text-underline-style="none" fo:font-weight="normal" officeooo:rsid="007ba1c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fo:color="#000000" style:text-position="0% 100%" style:font-name="Ubuntu1" fo:font-size="12pt" fo:font-style="normal" style:text-underline-style="none" fo:font-weight="bold" officeooo:rsid="007f5533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20" style:family="text">
      <style:text-properties fo:color="#000000" style:text-position="0% 100%" style:font-name="Ubuntu1" fo:font-size="12pt" fo:font-style="normal" style:text-underline-style="none" fo:font-weight="bold" officeooo:rsid="007ba1c1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21" style:family="text">
      <style:text-properties fo:font-style="normal" style:font-style-asian="normal" style:font-style-complex="normal"/>
    </style:style>
    <style:style style:name="T122" style:family="text">
      <style:text-properties fo:font-style="normal" officeooo:rsid="0017770d" style:font-style-asian="normal" style:font-style-complex="normal"/>
    </style:style>
    <style:style style:name="T123" style:family="text">
      <style:text-properties fo:font-style="normal" officeooo:rsid="001aaacb" style:font-style-asian="normal" style:font-style-complex="normal"/>
    </style:style>
    <style:style style:name="T124" style:family="text">
      <style:text-properties fo:font-style="normal" officeooo:rsid="001eaa12" style:font-style-asian="normal" style:font-style-complex="normal"/>
    </style:style>
    <style:style style:name="T125" style:family="text">
      <style:text-properties fo:font-style="normal" officeooo:rsid="0021dd90" style:font-style-asian="normal" style:font-style-complex="normal"/>
    </style:style>
    <style:style style:name="T1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7" style:family="text">
      <style:text-properties fo:font-style="normal" fo:font-weight="bold" officeooo:rsid="001eaa12" style:font-style-asian="normal" style:font-weight-asian="bold" style:font-style-complex="normal" style:font-weight-complex="bold"/>
    </style:style>
    <style:style style:name="T128" style:family="text">
      <style:text-properties fo:font-style="normal" fo:font-weight="bold" officeooo:rsid="00022ce6" style:font-style-asian="normal" style:font-weight-asian="bold" style:font-style-complex="normal" style:font-weight-complex="bold"/>
    </style:style>
    <style:style style:name="T129" style:family="text">
      <style:text-properties fo:font-style="normal" fo:font-weight="bold" officeooo:rsid="00228eb7" style:font-style-asian="normal" style:font-weight-asian="bold" style:font-style-complex="normal" style:font-weight-complex="bold"/>
    </style:style>
    <style:style style:name="T130" style:family="text">
      <style:text-properties fo:font-style="normal" fo:font-weight="bold" officeooo:rsid="00246b2c" style:font-style-asian="normal" style:font-weight-asian="bold" style:font-style-complex="normal" style:font-weight-complex="bold"/>
    </style:style>
    <style:style style:name="T131" style:family="text">
      <style:text-properties fo:font-style="normal" fo:font-weight="bold" officeooo:rsid="0025dacd" style:font-style-asian="normal" style:font-weight-asian="bold" style:font-style-complex="normal" style:font-weight-complex="bold"/>
    </style:style>
    <style:style style:name="T132" style:family="text">
      <style:text-properties fo:color="#3399ff"/>
    </style:style>
    <style:style style:name="T133" style:family="text">
      <style:text-properties fo:color="#009933" style:font-name="Ubuntu1" fo:font-style="normal" style:text-underline-style="none" fo:font-weight="bold" officeooo:rsid="0015dfd7" style:font-style-asian="normal" style:font-weight-asian="bold" style:font-style-complex="normal" style:font-weight-complex="bold"/>
    </style:style>
    <style:style style:name="T134" style:family="text">
      <style:text-properties officeooo:rsid="001aaacb"/>
    </style:style>
    <style:style style:name="T135" style:family="text">
      <style:text-properties officeooo:rsid="001eaa12"/>
    </style:style>
    <style:style style:name="T136" style:family="text">
      <style:text-properties officeooo:rsid="0025dacd"/>
    </style:style>
    <style:style style:name="T137" style:family="text">
      <style:text-properties officeooo:rsid="002fcd8a"/>
    </style:style>
    <style:style style:name="T138" style:family="text">
      <style:text-properties style:text-position="0% 100%"/>
    </style:style>
    <style:style style:name="T139" style:family="text">
      <style:text-properties style:text-position="0% 100%" fo:font-weight="bold" style:font-weight-asian="bold" style:font-weight-complex="bold"/>
    </style:style>
    <style:style style:name="T140" style:family="text">
      <style:text-properties style:text-position="0% 100%" fo:font-weight="bold" officeooo:rsid="0030b9a2" style:font-weight-asian="bold" style:font-weight-complex="bold"/>
    </style:style>
    <style:style style:name="T141" style:family="text">
      <style:text-properties style:text-position="0% 100%" fo:font-weight="bold" officeooo:rsid="00228eb7" style:font-weight-asian="bold" style:font-weight-complex="bold"/>
    </style:style>
    <style:style style:name="T142" style:family="text">
      <style:text-properties style:text-position="0% 100%" fo:font-weight="bold" officeooo:rsid="002fcd8a" style:font-weight-asian="bold" style:font-weight-complex="bold"/>
    </style:style>
    <style:style style:name="T143" style:family="text">
      <style:text-properties style:text-position="0% 100%" fo:font-weight="bold" officeooo:rsid="001eaa12" style:font-weight-asian="bold" style:font-weight-complex="bold"/>
    </style:style>
    <style:style style:name="T144" style:family="text">
      <style:text-properties style:text-position="0% 100%" fo:font-weight="bold" officeooo:rsid="003db403" style:font-weight-asian="bold" style:font-weight-complex="bold"/>
    </style:style>
    <style:style style:name="T145" style:family="text">
      <style:text-properties style:text-position="0% 100%" fo:font-weight="bold" officeooo:rsid="004027b6" style:font-weight-asian="bold" style:font-weight-complex="bold"/>
    </style:style>
    <style:style style:name="T146" style:family="text">
      <style:text-properties style:text-position="0% 100%" fo:font-weight="bold" officeooo:rsid="0043e30d" style:font-weight-asian="bold" style:font-weight-complex="bold"/>
    </style:style>
    <style:style style:name="T147" style:family="text">
      <style:text-properties style:text-position="0% 100%" fo:font-weight="bold" officeooo:rsid="00022ce6" style:font-weight-asian="bold" style:font-weight-complex="bold"/>
    </style:style>
    <style:style style:name="T148" style:family="text">
      <style:text-properties style:text-position="0% 100%" fo:font-weight="bold" officeooo:rsid="003c142d" style:font-weight-asian="bold" style:font-weight-complex="bold"/>
    </style:style>
    <style:style style:name="T149" style:family="text">
      <style:text-properties style:text-position="0% 100%" fo:font-weight="bold" officeooo:rsid="004c2f13" style:font-weight-asian="bold" style:font-weight-complex="bold"/>
    </style:style>
    <style:style style:name="T150" style:family="text">
      <style:text-properties style:text-position="0% 100%" fo:font-weight="bold" officeooo:rsid="002a7c9f" style:font-weight-asian="bold" style:font-weight-complex="bold"/>
    </style:style>
    <style:style style:name="T151" style:family="text">
      <style:text-properties style:text-position="0% 100%" fo:font-weight="bold" officeooo:rsid="00567d4c" style:font-weight-asian="bold" style:font-weight-complex="bold"/>
    </style:style>
    <style:style style:name="T152" style:family="text">
      <style:text-properties style:text-position="0% 100%" fo:font-weight="bold" officeooo:rsid="005e5079" style:font-weight-asian="bold" style:font-weight-complex="bold"/>
    </style:style>
    <style:style style:name="T153" style:family="text">
      <style:text-properties style:text-position="0% 100%" fo:font-weight="bold" officeooo:rsid="0061a10d" style:font-weight-asian="bold" style:font-weight-complex="bold"/>
    </style:style>
    <style:style style:name="T154" style:family="text">
      <style:text-properties style:text-position="0% 100%" officeooo:rsid="002fcd8a"/>
    </style:style>
    <style:style style:name="T155" style:family="text">
      <style:text-properties style:text-position="0% 100%" officeooo:rsid="0030b9a2"/>
    </style:style>
    <style:style style:name="T156" style:family="text">
      <style:text-properties style:text-position="0% 100%" officeooo:rsid="0034986b"/>
    </style:style>
    <style:style style:name="T157" style:family="text">
      <style:text-properties style:text-position="0% 100%" officeooo:rsid="0021dd90"/>
    </style:style>
    <style:style style:name="T158" style:family="text">
      <style:text-properties style:text-position="0% 100%" officeooo:rsid="001eaa12"/>
    </style:style>
    <style:style style:name="T159" style:family="text">
      <style:text-properties style:text-position="0% 100%" officeooo:rsid="0036c615"/>
    </style:style>
    <style:style style:name="T160" style:family="text">
      <style:text-properties style:text-position="0% 100%" officeooo:rsid="00373a1d"/>
    </style:style>
    <style:style style:name="T161" style:family="text">
      <style:text-properties style:text-position="0% 100%" style:text-underline-style="solid" style:text-underline-width="auto" style:text-underline-color="font-color" officeooo:rsid="002429a5"/>
    </style:style>
    <style:style style:name="T162" style:family="text">
      <style:text-properties style:text-position="0% 100%" style:text-underline-style="solid" style:text-underline-width="auto" style:text-underline-color="font-color" officeooo:rsid="001eaa12"/>
    </style:style>
    <style:style style:name="T163" style:family="text">
      <style:text-properties style:text-position="0% 100%" officeooo:rsid="0025dacd"/>
    </style:style>
    <style:style style:name="T164" style:family="text">
      <style:text-properties style:text-position="0% 100%" officeooo:rsid="003db403"/>
    </style:style>
    <style:style style:name="T165" style:family="text">
      <style:text-properties style:text-position="0% 100%" officeooo:rsid="00022ce6"/>
    </style:style>
    <style:style style:name="T166" style:family="text">
      <style:text-properties style:text-position="0% 100%" officeooo:rsid="004027b6"/>
    </style:style>
    <style:style style:name="T167" style:family="text">
      <style:text-properties style:text-position="0% 100%" officeooo:rsid="0043e30d"/>
    </style:style>
    <style:style style:name="T168" style:family="text">
      <style:text-properties style:text-position="0% 100%" officeooo:rsid="0045ded6"/>
    </style:style>
    <style:style style:name="T169" style:family="text">
      <style:text-properties style:text-position="0% 100%" officeooo:rsid="00478312"/>
    </style:style>
    <style:style style:name="T170" style:family="text">
      <style:text-properties style:text-position="0% 100%" officeooo:rsid="00488600"/>
    </style:style>
    <style:style style:name="T171" style:family="text">
      <style:text-properties style:text-position="0% 100%" officeooo:rsid="004c2f13"/>
    </style:style>
    <style:style style:name="T172" style:family="text">
      <style:text-properties style:text-position="0% 100%" officeooo:rsid="005156d1"/>
    </style:style>
    <style:style style:name="T173" style:family="text">
      <style:text-properties style:text-position="0% 100%" officeooo:rsid="0017770d"/>
    </style:style>
    <style:style style:name="T174" style:family="text">
      <style:text-properties style:text-position="0% 100%" officeooo:rsid="0061a10d"/>
    </style:style>
    <style:style style:name="T175" style:family="text">
      <style:text-properties style:text-position="0% 100%" fo:background-color="transparent" loext:char-shading-value="0"/>
    </style:style>
    <style:style style:name="T176" style:family="text">
      <style:text-properties style:text-position="0% 100%" officeooo:rsid="005156d1" fo:background-color="transparent" loext:char-shading-value="0"/>
    </style:style>
    <style:style style:name="T177" style:family="text">
      <style:text-properties style:text-position="0% 100%" officeooo:rsid="00022ce6" fo:background-color="transparent" loext:char-shading-value="0"/>
    </style:style>
    <style:style style:name="T178" style:family="text">
      <style:text-properties style:text-position="0% 100%" officeooo:rsid="0070a388" fo:background-color="transparent" loext:char-shading-value="0"/>
    </style:style>
    <style:style style:name="T179" style:family="text">
      <style:text-properties style:text-position="0% 100%" officeooo:rsid="0061a10d" fo:background-color="transparent" loext:char-shading-value="0"/>
    </style:style>
    <style:style style:name="T180" style:family="text">
      <style:text-properties style:text-position="0% 100%" officeooo:rsid="0030b9a2" fo:background-color="transparent" loext:char-shading-value="0"/>
    </style:style>
    <style:style style:name="T181" style:family="text">
      <style:text-properties style:text-position="0% 100%" officeooo:rsid="0034986b" fo:background-color="transparent" loext:char-shading-value="0"/>
    </style:style>
    <style:style style:name="T182" style:family="text">
      <style:text-properties style:text-position="0% 100%" officeooo:rsid="00755b3c" fo:background-color="transparent" loext:char-shading-value="0"/>
    </style:style>
    <style:style style:name="T183" style:family="text">
      <style:text-properties style:text-position="0% 100%" officeooo:rsid="001aaacb" fo:background-color="transparent" loext:char-shading-value="0"/>
    </style:style>
    <style:style style:name="T184" style:family="text">
      <style:text-properties style:text-position="0% 100%" officeooo:rsid="0017770d" fo:background-color="transparent" loext:char-shading-value="0"/>
    </style:style>
    <style:style style:name="T185" style:family="text">
      <style:text-properties style:text-position="0% 100%" officeooo:rsid="0076dbf9" fo:background-color="transparent" loext:char-shading-value="0"/>
    </style:style>
    <style:style style:name="T186" style:family="text">
      <style:text-properties style:text-position="0% 100%" officeooo:rsid="0078c51e" fo:background-color="transparent" loext:char-shading-value="0"/>
    </style:style>
    <style:style style:name="T187" style:family="text">
      <style:text-properties style:text-position="0% 100%" officeooo:rsid="005e5079"/>
    </style:style>
    <style:style style:name="T188" style:family="text">
      <style:text-properties style:text-position="0% 100%" officeooo:rsid="0073b305"/>
    </style:style>
    <style:style style:name="T189" style:family="text">
      <style:text-properties style:text-position="0% 100%" fo:font-style="italic" officeooo:rsid="00755b3c" fo:background-color="transparent" loext:char-shading-value="0" style:font-style-asian="italic" style:font-style-complex="italic"/>
    </style:style>
    <style:style style:name="T190" style:family="text">
      <style:text-properties style:text-position="0% 100%" fo:font-size="12pt" style:text-underline-style="none" officeooo:rsid="0034986b" fo:background-color="transparent" loext:char-shading-value="0" style:font-size-asian="12pt" style:font-size-complex="12pt"/>
    </style:style>
    <style:style style:name="T191" style:family="text">
      <style:text-properties style:text-position="0% 100%" fo:font-size="12pt" style:text-underline-style="none" officeooo:rsid="00755b3c" fo:background-color="transparent" loext:char-shading-value="0" style:font-size-asian="12pt" style:font-size-complex="12pt"/>
    </style:style>
    <style:style style:name="T192" style:family="text">
      <style:text-properties style:text-position="0% 100%" style:text-underline-style="none" officeooo:rsid="0034986b" fo:background-color="transparent" loext:char-shading-value="0"/>
    </style:style>
    <style:style style:name="T193" style:family="text">
      <style:text-properties style:text-position="0% 100%" style:text-underline-style="none" officeooo:rsid="00755b3c" fo:background-color="transparent" loext:char-shading-value="0"/>
    </style:style>
    <style:style style:name="T194" style:family="text">
      <style:text-properties fo:color="#9900ff" style:font-name="Ubuntu1" fo:font-size="16pt" fo:font-style="normal" style:text-underline-style="none" fo:font-weight="bold" officeooo:rsid="00387bd5" style:font-size-asian="16pt" style:font-style-asian="normal" style:font-weight-asian="bold" style:font-size-complex="16pt" style:font-style-complex="normal" style:font-weight-complex="bold"/>
    </style:style>
    <style:style style:name="T195" style:family="text">
      <style:text-properties fo:color="#9933ff" style:text-position="0% 100%" fo:font-weight="bold" officeooo:rsid="0043e30d" style:font-weight-asian="bold" style:font-weight-complex="bold"/>
    </style:style>
    <style:style style:name="T196" style:family="text">
      <style:text-properties fo:color="#007826" style:text-position="0% 100%" fo:font-weight="bold" officeooo:rsid="0061a10d" fo:background-color="transparent" loext:char-shading-value="0" style:font-weight-asian="bold" style:font-weight-complex="bold"/>
    </style:style>
    <style:style style:name="T197" style:family="text">
      <style:text-properties fo:color="#00cc33" style:text-position="0% 100%" style:font-name="Ubuntu1" fo:font-size="12pt" fo:font-style="normal" style:text-underline-style="none" fo:font-weight="normal" officeooo:rsid="007ba1c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98" style:family="text">
      <style:text-properties fo:color="#00cc33" style:text-position="0% 100%" style:font-name="Ubuntu1" fo:font-size="12pt" fo:font-style="normal" style:text-underline-style="none" fo:font-weight="bold" officeooo:rsid="007ba1c1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hapter 4</text:p>
      <text:p text:style-name="P3">Division</text:p>
      <text:p text:style-name="P2"><text:tab/>When one integer is divided by a second <text:span text:style-name="T1">nonzero integer</text:span>, the quotient may or may not be an <text:span text:style-name="T132">integer</text:span>. </text:p>
      <text:p text:style-name="P2"/>
      <text:p text:style-name="P1">EX</text:p>
      <text:p text:style-name="P2"><text:tab/><draw:frame draw:style-name="fr1" draw:name="Object1" text:anchor-type="as-char" svg:y="-0.2445in" svg:width="0.2783in" svg:height="0.3937in" draw:z-index="0"><draw:object xlink:href="./Object 1" xlink:type="simple" xlink:show="embed" xlink:actuate="onLoad"/><draw:image xlink:href="./ObjectReplacements/Object 1" xlink:type="simple" xlink:show="embed" xlink:actuate="onLoad"/></draw:frame>= 3 <text:span text:style-name="T3">√ </text:span><text:span text:style-name="T2">, </text:span><text:span text:style-name="T4"><draw:frame draw:style-name="fr1" draw:name="Object2" text:anchor-type="as-char" svg:y="-0.2445in" svg:width="0.272in" svg:height="0.393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 = 2.75 </text:span><text:span text:style-name="T6">x</text:span></text:p>
      <text:p text:style-name="P4"/>
      <text:p text:style-name="P26"><text:span text:style-name="T134">DEFINITION</text:span> 1</text:p>
      <text:p text:style-name="P11"><text:span text:style-name="T84">If </text:span><text:span text:style-name="T30">A</text:span><text:span text:style-name="T84"> and </text:span><text:span text:style-name="T46">B</text:span><text:span text:style-name="T84"> are integers with </text:span><text:span text:style-name="T30">A</text:span><text:span text:style-name="T84"> != 0, we say that </text:span><text:span text:style-name="T30">A</text:span><text:span text:style-name="T84"> </text:span><text:span text:style-name="T87">divides</text:span><text:span text:style-name="T84"> </text:span><text:span text:style-name="T46">B</text:span><text:span text:style-name="T85">,</text:span><text:span text:style-name="T86">i</text:span><text:span text:style-name="T84">f there is an integer </text:span><text:span text:style-name="T68">C </text:span><text:span text:style-name="T85">, </text:span><text:span text:style-name="T86">such that </text:span><text:span text:style-name="T46">B </text:span><text:span text:style-name="T86">= </text:span><text:span text:style-name="T30">A</text:span><text:span text:style-name="T68">C</text:span><text:span text:style-name="T85">. </text:span><text:span text:style-name="T86">When </text:span><text:span text:style-name="T30">A </text:span><text:span text:style-name="T86">divides </text:span><text:span text:style-name="T46">B</text:span><text:span text:style-name="T47"> </text:span><text:span text:style-name="T86">we say that </text:span><text:span text:style-name="T30">A </text:span><text:span text:style-name="T86">is a </text:span><text:span text:style-name="T88">factor</text:span><text:span text:style-name="T86"> or </text:span><text:span text:style-name="T88">divisor </text:span><text:span text:style-name="T93">of </text:span><text:span text:style-name="T48">B</text:span><text:span text:style-name="T94">,</text:span><text:span text:style-name="T93"> </text:span><text:span text:style-name="T95">and that is a </text:span><text:span text:style-name="T48">B</text:span><text:span text:style-name="T49"> </text:span><text:span text:style-name="T89">multiple</text:span><text:span text:style-name="T95"> of </text:span><text:span text:style-name="T31">A</text:span><text:span text:style-name="T95">. </text:span><text:span text:style-name="T96">The notation </text:span><text:span text:style-name="T31">A</text:span><text:span text:style-name="T102">|</text:span><text:span text:style-name="T48">B</text:span><text:span text:style-name="T96"> denotes </text:span><text:span text:style-name="T31">A</text:span><text:span text:style-name="T94"> </text:span><text:span text:style-name="T90">divides</text:span><text:span text:style-name="T94"> </text:span><text:span text:style-name="T48">B</text:span><text:span text:style-name="T94">. </text:span><text:span text:style-name="T97">We write </text:span><text:span text:style-name="T31">A</text:span><text:span text:style-name="T103">∤</text:span><text:span text:style-name="T48">B</text:span><text:span text:style-name="T97"> </text:span><text:bookmark text:name="MathJax-Span-38"/><text:span text:style-name="T97">, when does </text:span><text:span text:style-name="T31">A </text:span><text:span text:style-name="T97">not divide into </text:span><text:span text:style-name="T48">B</text:span><text:span text:style-name="T97">.</text:span></text:p>
      <text:p text:style-name="P8"><text:span text:style-name="T32">A</text:span><text:span text:style-name="T111">|</text:span><text:span text:style-name="T53">B </text:span><text:span text:style-name="T113">&lt;</text:span><text:span text:style-name="T112">=</text:span><text:span text:style-name="T113">&gt;</text:span><text:span text:style-name="T54"> B</text:span><text:span text:style-name="T112">/</text:span><text:span text:style-name="T32">A </text:span><text:span text:style-name="T113">=</text:span><text:span text:style-name="T33"> </text:span><text:span text:style-name="T194">K</text:span></text:p>
      <text:p text:style-name="P23"/>
      <text:p text:style-name="P5"><text:span text:style-name="T105">E</text:span><text:span text:style-name="T104">X</text:span></text:p>
      <text:p text:style-name="P6"><text:span text:style-name="T104"><text:tab/></text:span><text:span text:style-name="T109">(1) </text:span><text:span text:style-name="T104">Determine whether 3|7 and 3|12.</text:span></text:p>
      <text:p text:style-name="P24"/>
      <text:p text:style-name="P24">Solution:</text:p>
      <text:p text:style-name="P7"><text:span text:style-name="T104"><text:tab/> </text:span><text:span text:style-name="T104"><draw:frame draw:style-name="fr1" draw:name="Object3" text:anchor-type="as-char" svg:y="-0.2445in" svg:width="0.1992in" svg:height="0.393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06">= <text:s/>3.5 , which is not an integer , </text:span><text:span text:style-name="T107">thus 3</text:span><text:span text:style-name="T105">∤</text:span><text:span text:style-name="T107">7</text:span></text:p>
      <text:p text:style-name="P7"><text:span text:style-name="T104"><text:tab/> </text:span><text:span text:style-name="T104"><draw:frame draw:style-name="fr1" draw:name="Object4" text:anchor-type="as-char" svg:y="-0.2445in" svg:width="0.2783in" svg:height="0.393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06">= 3 <text:s text:c="3"/>, which is </text:span><text:span text:style-name="T108">an</text:span><text:span text:style-name="T106"> integer , </text:span><text:span text:style-name="T107">thus 3</text:span><text:span text:style-name="T108">|12</text:span><text:span text:style-name="T107"> <text:s/></text:span><text:span text:style-name="T106"><text:tab/></text:span></text:p>
      <text:p text:style-name="P25"><text:tab/></text:p>
      <text:p text:style-name="P10"><text:span text:style-name="T109">(2) Let </text:span><text:span text:style-name="T7">n</text:span><text:span text:style-name="T109"> and </text:span><text:span text:style-name="T50">d</text:span><text:span text:style-name="T109"> be positive integers. How many positive integers are not exceeding </text:span><text:span text:style-name="T7">n</text:span><text:span text:style-name="T109"> are divisible by </text:span><text:span text:style-name="T50">d</text:span><text:span text:style-name="T109">?</text:span></text:p>
      <text:p text:style-name="P27"/>
      <text:p text:style-name="P58">Solution:</text:p>
      <text:p text:style-name="P52"><text:span text:style-name="T91"><text:tab/></text:span><text:span text:style-name="T98">The positive integers divisible by </text:span><text:span text:style-name="T51">d </text:span><text:span text:style-name="T98">are all integers of the form </text:span><text:span text:style-name="T51">d</text:span><text:span text:style-name="T92">*</text:span><text:span text:style-name="T133">k</text:span><text:span text:style-name="T98"> , where </text:span><text:span text:style-name="T133">k</text:span><text:span text:style-name="T98"> is a positive integer. </text:span><text:span text:style-name="T99">The number of positive numbers divisible by </text:span><text:span text:style-name="T51">d</text:span><text:span text:style-name="T99"> that do not exceed </text:span><text:span text:style-name="T8">n</text:span><text:span text:style-name="T99"> equals the number of integers </text:span><text:span text:style-name="T133">k</text:span><text:span text:style-name="T99"> with 0 &lt; </text:span><text:span text:style-name="T51">d</text:span><text:span text:style-name="T92">*</text:span><text:span text:style-name="T133">k </text:span><text:span text:style-name="T110">≤ </text:span><text:span text:style-name="T8">n</text:span></text:p>
      <text:p text:style-name="P13"><text:span text:style-name="T9">n = 14 </text:span><text:span text:style-name="T99">;</text:span><text:span text:style-name="T9"> <text:s/></text:span><text:span text:style-name="T51">d </text:span><text:span text:style-name="T52">= 2 </text:span><text:span text:style-name="T99">;</text:span></text:p>
      <text:p text:style-name="P14"><text:span text:style-name="T133">k</text:span><text:span text:style-name="T100"> = 1, 2, 7</text:span></text:p>
      <text:p text:style-name="P14"><text:span text:style-name="T101">Thus , </text:span><text:span text:style-name="T100">3 integers</text:span><text:span text:style-name="T99"> </text:span></text:p>
      <text:p text:style-name="P54"><text:span text:style-name="T123">THEOREM</text:span><text:span text:style-name="T122"> 1</text:span></text:p>
      <text:p text:style-name="P12"><text:span text:style-name="T122">L</text:span><text:span text:style-name="T121">et </text:span><text:span text:style-name="T29">A</text:span><text:span text:style-name="T121">, </text:span><text:span text:style-name="T43">B</text:span><text:span text:style-name="T121">, and </text:span><text:span text:style-name="T70">C</text:span><text:span text:style-name="T121"> be integers, where </text:span><text:span text:style-name="T29">A</text:span><text:span text:style-name="T121"> != 0. Then</text:span></text:p>
      <text:p text:style-name="P59"/>
      <text:p text:style-name="P63"><text:span text:style-name="T121">(</text:span><text:span text:style-name="T125">i</text:span><text:span text:style-name="T121">) </text:span><text:span text:style-name="T124">if <text:s/></text:span><text:span text:style-name="T29">A</text:span><text:span text:style-name="T127">|</text:span><text:span text:style-name="T43">B </text:span><text:span text:style-name="T124">and </text:span><text:span text:style-name="T29">A</text:span><text:span text:style-name="T127">|</text:span><text:span text:style-name="T70">C</text:span><text:span text:style-name="T124">, then </text:span><text:span text:style-name="T29">A</text:span><text:span text:style-name="T127">|</text:span><text:span text:style-name="T129">(</text:span><text:span text:style-name="T43">B</text:span><text:span text:style-name="T129">+</text:span><text:span text:style-name="T44"> </text:span><text:span text:style-name="T70">C</text:span><text:span text:style-name="T129">) </text:span><text:span text:style-name="T130">== <text:s/></text:span><text:span text:style-name="T29">A</text:span><text:span text:style-name="T127">|</text:span><text:span text:style-name="T43">B </text:span><text:span text:style-name="T130">+</text:span><text:span text:style-name="T45"> </text:span><text:span text:style-name="T29">A</text:span><text:span text:style-name="T127">|</text:span><text:span text:style-name="T70">C</text:span><text:span text:style-name="T124">;</text:span></text:p>
      <text:p text:style-name="P17"><text:span text:style-name="T124">E</text:span><text:span text:style-name="T121">X</text:span></text:p>
      <text:p text:style-name="P15"><text:span text:style-name="T29">A </text:span><text:span text:style-name="T28">= 3 </text:span><text:span text:style-name="T126">,</text:span><text:span text:style-name="T28"> </text:span><text:span text:style-name="T43">B </text:span><text:span text:style-name="T42">= 12</text:span><text:span text:style-name="T126"> ,</text:span><text:span text:style-name="T28"> <text:s/></text:span><text:span text:style-name="T70">C </text:span><text:span text:style-name="T69">= 15</text:span></text:p>
      <text:p text:style-name="P15"><text:span text:style-name="T29">A</text:span><text:span text:style-name="T127">|</text:span><text:span text:style-name="T43">B </text:span><text:span text:style-name="T126">= 4</text:span><text:span text:style-name="T42"> <text:s text:c="4"/></text:span><text:span text:style-name="T29">A</text:span><text:span text:style-name="T127">|</text:span><text:span text:style-name="T70">C</text:span><text:span text:style-name="T128"> </text:span><text:span text:style-name="T126">= 5</text:span></text:p>
      <text:p text:style-name="P16"><text:span text:style-name="T126"><text:tab/></text:span><text:span text:style-name="T29">A</text:span><text:span text:style-name="T127">|</text:span><text:span text:style-name="T129">(</text:span><text:span text:style-name="T43">B</text:span><text:span text:style-name="T129">+</text:span><text:span text:style-name="T44"> </text:span><text:span text:style-name="T70">C</text:span><text:span text:style-name="T129">) </text:span><text:span text:style-name="T126">= (12+15) / 3 = 9 </text:span><text:span text:style-name="T131">or </text:span><text:span text:style-name="T29">A</text:span><text:span text:style-name="T127">|</text:span><text:span text:style-name="T43">B </text:span><text:span text:style-name="T130">+</text:span><text:span text:style-name="T45"> </text:span><text:span text:style-name="T29">A</text:span><text:span text:style-name="T127">|</text:span><text:span text:style-name="T70">C</text:span><text:span text:style-name="T128"> </text:span><text:span text:style-name="T131">= 5 + 4 = 9</text:span></text:p>
      <text:p text:style-name="P18"><text:soft-page-break/><text:span text:style-name="T136">P</text:span>roof</text:p>
      <text:p text:style-name="P19"><text:tab/>Definition of divisibility says if x<text:span text:style-name="T135">|</text:span>y , then y = x*<text:span text:style-name="T5">k</text:span></text:p>
      <text:p text:style-name="P20"><text:span text:style-name="T27">A</text:span><text:span text:style-name="T62">|</text:span><text:span text:style-name="T39">B </text:span><text:span text:style-name="T26">-&gt; </text:span><text:span text:style-name="T39">B </text:span><text:span text:style-name="T63">=</text:span><text:span text:style-name="T40"> </text:span><text:span text:style-name="T27">A</text:span><text:span text:style-name="T26">*</text:span><text:span text:style-name="T10">k</text:span><text:span text:style-name="T13">1</text:span><text:span text:style-name="T11"><text:tab/> </text:span><text:span text:style-name="T27">A</text:span><text:span text:style-name="T62">|</text:span><text:span text:style-name="T67">C</text:span><text:span text:style-name="T26">-&gt; </text:span><text:span text:style-name="T67">C</text:span><text:span text:style-name="T39"> </text:span><text:span text:style-name="T63">=</text:span><text:span text:style-name="T40"> </text:span><text:span text:style-name="T27">A</text:span><text:span text:style-name="T26">*</text:span><text:span text:style-name="T11"> </text:span><text:span text:style-name="T10">k</text:span><text:span text:style-name="T13">2</text:span></text:p>
      <text:p text:style-name="P21"><text:span text:style-name="T11"><text:tab/></text:span>Thus,</text:p>
      <text:p text:style-name="P22"><text:tab/><text:span text:style-name="T64">(</text:span><text:span text:style-name="T39">B </text:span><text:span text:style-name="T64">+</text:span><text:span text:style-name="T41"> </text:span><text:span text:style-name="T67">C</text:span><text:span text:style-name="T64">) </text:span><text:span text:style-name="T65">=</text:span><text:span text:style-name="T137"> </text:span><text:span text:style-name="T27">A</text:span><text:span text:style-name="T66">( </text:span><text:span text:style-name="T10">k</text:span><text:span text:style-name="T13">1</text:span><text:span text:style-name="T140">+</text:span><text:span text:style-name="T16">k</text:span><text:span text:style-name="T13">2</text:span><text:span text:style-name="T140">)</text:span></text:p>
      <text:p text:style-name="P28"><text:span text:style-name="T140"><text:s text:c="3"/>= </text:span><text:span text:style-name="T141">(</text:span><text:span text:style-name="T56">B </text:span><text:span text:style-name="T141">+</text:span><text:span text:style-name="T57"> </text:span><text:span text:style-name="T72">C</text:span><text:span text:style-name="T141">) </text:span><text:span text:style-name="T142">=</text:span><text:span text:style-name="T154"> </text:span><text:span text:style-name="T35">A</text:span><text:span text:style-name="T140">( </text:span><text:span text:style-name="T16">k</text:span><text:span text:style-name="T12">3</text:span><text:span text:style-name="T140">) </text:span><text:span text:style-name="T155">, </text:span><text:span text:style-name="T156">this is definition of divisibility</text:span></text:p>
      <text:p text:style-name="P29"><text:span text:style-name="T156"/></text:p>
      <text:p text:style-name="P60"><text:span text:style-name="T156">(</text:span><text:span text:style-name="T157">i</text:span><text:span text:style-name="T159">i</text:span><text:span text:style-name="T156">) </text:span><text:span text:style-name="T158">if <text:s/></text:span><text:span text:style-name="T35">A</text:span><text:span text:style-name="T143">|</text:span><text:span text:style-name="T56">B </text:span><text:span text:style-name="T160">then</text:span><text:span text:style-name="T158"> </text:span><text:span text:style-name="T35">A</text:span><text:span text:style-name="T143">|</text:span><text:span text:style-name="T56">B</text:span><text:span text:style-name="T72">C</text:span><text:span text:style-name="T73"> </text:span><text:span text:style-name="T160">for all integers </text:span><text:span text:style-name="T72">C</text:span><text:span text:style-name="T158">;</text:span></text:p>
      <text:p text:style-name="P64"><text:span text:style-name="T162">E</text:span><text:span text:style-name="T161">X</text:span></text:p>
      <text:p text:style-name="P30"><text:span text:style-name="T35">A </text:span><text:span text:style-name="T34">= 3 </text:span><text:span text:style-name="T139">,</text:span><text:span text:style-name="T34"> </text:span><text:span text:style-name="T56">B </text:span><text:span text:style-name="T55">= 12</text:span><text:span text:style-name="T139"> ,</text:span><text:span text:style-name="T34"> <text:s/></text:span><text:span text:style-name="T72">C </text:span><text:span text:style-name="T71">= </text:span><text:span text:style-name="T74">0,1,2,3,4,5….</text:span></text:p>
      <text:p text:style-name="P30"><text:span text:style-name="T34">3</text:span><text:span text:style-name="T148">|</text:span><text:span text:style-name="T55">12</text:span><text:span text:style-name="T148">(</text:span><text:span text:style-name="T76">C</text:span><text:span text:style-name="T148">) <text:s/></text:span></text:p>
      <text:p text:style-name="P39"><text:span text:style-name="T163">P</text:span><text:span text:style-name="T138">roof</text:span></text:p>
      <text:p text:style-name="P36"><text:span text:style-name="T138"><text:tab/></text:span><text:span text:style-name="T164">Since </text:span><text:span text:style-name="T56">B </text:span><text:span text:style-name="T139">=</text:span><text:span text:style-name="T55"> </text:span><text:span text:style-name="T35">A</text:span><text:span text:style-name="T165">*</text:span><text:span text:style-name="T17">k </text:span><text:span text:style-name="T164">then</text:span><text:span text:style-name="T17"> </text:span><text:span text:style-name="T56">B</text:span><text:span text:style-name="T144">* </text:span><text:span text:style-name="T72">C</text:span><text:span text:style-name="T17"> </text:span><text:span text:style-name="T144">=</text:span><text:span text:style-name="T17"> </text:span><text:span text:style-name="T35">A</text:span><text:span text:style-name="T147">*</text:span><text:span text:style-name="T165"> </text:span><text:span text:style-name="T166">(</text:span><text:span text:style-name="T17">k</text:span><text:span text:style-name="T144">*</text:span><text:span text:style-name="T72">C</text:span><text:span text:style-name="T145">) , (</text:span><text:span text:style-name="T17">k</text:span><text:span text:style-name="T144">*</text:span><text:span text:style-name="T72">C</text:span><text:span text:style-name="T145">) </text:span><text:span text:style-name="T146">= </text:span><text:span text:style-name="T195">n</text:span><text:span text:style-name="T146"> </text:span><text:span text:style-name="T167">so</text:span><text:span text:style-name="T146"> <text:s/></text:span><text:span text:style-name="T56">B</text:span><text:span text:style-name="T144">*</text:span><text:span text:style-name="T72">C </text:span><text:span text:style-name="T146">=</text:span><text:span text:style-name="T75"> </text:span><text:span text:style-name="T35">A</text:span><text:span text:style-name="T147">*</text:span><text:span text:style-name="T195">n</text:span></text:p>
      <text:p text:style-name="P37"><text:span text:style-name="T195"><text:tab/></text:span><text:span text:style-name="T168">note : since </text:span><text:span text:style-name="T17">k</text:span><text:span text:style-name="T168"> is a constant it can be </text:span><text:span text:style-name="T17">k</text:span><text:span text:style-name="T168"> = ( x0*x1* ….. * xN)</text:span></text:p>
      <text:p text:style-name="P61"><text:span text:style-name="T156"/></text:p>
      <text:p text:style-name="P62"><text:span text:style-name="T156">(</text:span><text:span text:style-name="T169">i</text:span><text:span text:style-name="T157">i</text:span><text:span text:style-name="T159">i</text:span><text:span text:style-name="T156">) </text:span><text:span text:style-name="T158">if <text:s/></text:span><text:span text:style-name="T35">A</text:span><text:span text:style-name="T143">|</text:span><text:span text:style-name="T56">B </text:span><text:span text:style-name="T160">then</text:span><text:span text:style-name="T158"> </text:span><text:span text:style-name="T56">B</text:span><text:span text:style-name="T143">|</text:span><text:span text:style-name="T72">C</text:span><text:span text:style-name="T73"> </text:span><text:span text:style-name="T160">, </text:span><text:span text:style-name="T170">then </text:span><text:span text:style-name="T35">A</text:span><text:span text:style-name="T143">|</text:span><text:span text:style-name="T72">C</text:span><text:span text:style-name="T158">;</text:span></text:p>
      <text:p text:style-name="P65"><text:span text:style-name="T162">E</text:span><text:span text:style-name="T161">X</text:span></text:p>
      <text:p text:style-name="P31"><text:span text:style-name="T35">A </text:span><text:span text:style-name="T34">= 3 </text:span><text:span text:style-name="T139">,</text:span><text:span text:style-name="T34"> </text:span><text:span text:style-name="T56">B </text:span><text:span text:style-name="T55">= 12</text:span><text:span text:style-name="T139"> ,</text:span><text:span text:style-name="T34"> <text:s/></text:span><text:span text:style-name="T72">C </text:span><text:span text:style-name="T71">= </text:span><text:span text:style-name="T77">24</text:span></text:p>
      <text:p text:style-name="P31"><text:span text:style-name="T35">A</text:span><text:span text:style-name="T143">|</text:span><text:span text:style-name="T56">B </text:span><text:span text:style-name="T171">=</text:span><text:span text:style-name="T149"> </text:span><text:span text:style-name="T171">4</text:span><text:span text:style-name="T149"> </text:span><text:span text:style-name="T171">,</text:span><text:span text:style-name="T149"> <text:s/></text:span><text:span text:style-name="T56">B</text:span><text:span text:style-name="T143">|</text:span><text:span text:style-name="T72">C </text:span><text:span text:style-name="T171">=</text:span><text:span text:style-name="T78"> </text:span><text:span text:style-name="T171">2, then <text:s/></text:span><text:span text:style-name="T35">A</text:span><text:span text:style-name="T143">|</text:span><text:span text:style-name="T72">C </text:span><text:span text:style-name="T171">=</text:span><text:span text:style-name="T78"> </text:span><text:span text:style-name="T171">12</text:span></text:p>
      <text:p text:style-name="P40"><text:span text:style-name="T163">P</text:span><text:span text:style-name="T171">roof</text:span></text:p>
      <text:p text:style-name="P38"><text:span text:style-name="T171"><text:tab/></text:span><text:span text:style-name="T35">A</text:span><text:span text:style-name="T143">|</text:span><text:span text:style-name="T56">B</text:span><text:span text:style-name="T165"> </text:span><text:span text:style-name="T172">&lt;=&gt;</text:span><text:span text:style-name="T58"> </text:span><text:span text:style-name="T56">B </text:span><text:span text:style-name="T139">=</text:span><text:span text:style-name="T55"> </text:span><text:span text:style-name="T35">A</text:span><text:span text:style-name="T165">* </text:span><text:span text:style-name="T16">k</text:span><text:span text:style-name="T13">1</text:span><text:span text:style-name="T17"> </text:span></text:p>
      <text:p text:style-name="P32"><text:span text:style-name="T56"><text:tab/>B</text:span><text:span text:style-name="T143">|</text:span><text:span text:style-name="T72">C </text:span><text:span text:style-name="T172">&lt;=&gt; </text:span><text:span text:style-name="T72">C </text:span><text:span text:style-name="T150">= </text:span><text:span text:style-name="T56">B </text:span><text:span text:style-name="T165">* </text:span><text:span text:style-name="T16">k</text:span><text:span text:style-name="T13">2</text:span></text:p>
      <text:p text:style-name="P33"><text:span text:style-name="T13"><text:tab/></text:span><text:span text:style-name="T35">A</text:span><text:span text:style-name="T143">|</text:span><text:span text:style-name="T72">C </text:span><text:span text:style-name="T172">&lt;=&gt; </text:span><text:span text:style-name="T72">C </text:span><text:span text:style-name="T150">= </text:span><text:span text:style-name="T35">A </text:span><text:span text:style-name="T165">*</text:span><text:span text:style-name="T35"> </text:span><text:span text:style-name="T16">k</text:span><text:span text:style-name="T151">?</text:span></text:p>
      <text:p text:style-name="P34"><text:span text:style-name="T151"><text:tab/><text:tab/> <text:s text:c="3"/></text:span></text:p>
      <text:p text:style-name="P34"><text:span text:style-name="T79"><text:tab/></text:span><text:span text:style-name="T72">C </text:span><text:span text:style-name="T150">= <text:s/></text:span><text:span text:style-name="T56">B </text:span><text:span text:style-name="T165">* </text:span><text:span text:style-name="T16">k</text:span><text:span text:style-name="T13">2 </text:span><text:span text:style-name="T165">, </text:span><text:span text:style-name="T60">B</text:span><text:span text:style-name="T56"> </text:span><text:span text:style-name="T150">=</text:span><text:span text:style-name="T59"> </text:span><text:span text:style-name="T35">A</text:span><text:span text:style-name="T165">* </text:span><text:span text:style-name="T16">k</text:span><text:span text:style-name="T13">1</text:span><text:span text:style-name="T17"> </text:span></text:p>
      <text:p text:style-name="P35"><text:span text:style-name="T17"><text:tab/></text:span><text:span text:style-name="T72">C </text:span><text:span text:style-name="T150">= </text:span><text:span text:style-name="T152">(</text:span><text:span text:style-name="T35">A </text:span><text:span text:style-name="T165">* </text:span><text:span text:style-name="T16">k</text:span><text:span text:style-name="T13">1</text:span><text:span text:style-name="T17"> </text:span><text:span text:style-name="T152">)</text:span><text:span text:style-name="T18"> </text:span><text:span text:style-name="T187">*</text:span><text:span text:style-name="T18"> <text:s/></text:span><text:span text:style-name="T16">k</text:span><text:span text:style-name="T13">2</text:span></text:p>
      <text:p text:style-name="P35"><text:span text:style-name="T13"><text:tab/> </text:span><text:span text:style-name="T72">C </text:span><text:span text:style-name="T150">= <text:s/></text:span><text:span text:style-name="T35">A </text:span><text:span text:style-name="T165">*</text:span><text:span text:style-name="T35"> </text:span><text:span text:style-name="T16">k</text:span></text:p>
      <text:p text:style-name="P53"><text:span text:style-name="T23"/></text:p>
      <text:p text:style-name="P56"><text:span text:style-name="T188">COROLLARY</text:span><text:span text:style-name="T173"> 1</text:span></text:p>
      <text:p text:style-name="P41"><text:span text:style-name="T173"><text:tab/></text:span><text:span text:style-name="T174">if </text:span><text:span text:style-name="T35">A</text:span><text:span text:style-name="T174"> , </text:span><text:span text:style-name="T56">B</text:span><text:span text:style-name="T174"> , and </text:span><text:span text:style-name="T72">C</text:span><text:span text:style-name="T174"> are integers , where </text:span><text:span text:style-name="T35">A</text:span><text:span text:style-name="T174"> != 0, such that </text:span><text:span text:style-name="T35">A</text:span><text:span text:style-name="T153">|</text:span><text:span text:style-name="T56">B</text:span><text:span text:style-name="T174"> and </text:span><text:span text:style-name="T35">A</text:span><text:span text:style-name="T153">|</text:span><text:span text:style-name="T72">C</text:span><text:span text:style-name="T174"> , then </text:span><text:span text:style-name="T35">A</text:span><text:span text:style-name="T153">|</text:span><text:span text:style-name="T19">m</text:span><text:span text:style-name="T56">B </text:span><text:span text:style-name="T153">+ </text:span><text:span text:style-name="T196">n</text:span><text:span text:style-name="T80">C</text:span><text:span text:style-name="T174"> whenever </text:span><text:span text:style-name="T19">m</text:span><text:span text:style-name="T174"> and </text:span><text:span text:style-name="T196">n</text:span><text:span text:style-name="T174"> are integers.</text:span></text:p>
      <text:p text:style-name="P48"><text:span text:style-name="T163">P</text:span><text:span text:style-name="T171">roof</text:span></text:p>
      <text:p text:style-name="P43"><text:span text:style-name="T174"><text:s/></text:span><text:span text:style-name="T35">A</text:span><text:span text:style-name="T153">|</text:span><text:span text:style-name="T19">m</text:span><text:span text:style-name="T56">B </text:span><text:span text:style-name="T153">+ </text:span><text:span text:style-name="T196">n</text:span><text:span text:style-name="T80">C</text:span><text:span text:style-name="T174"> </text:span><text:span text:style-name="T172">&lt;=&gt; <text:s/></text:span><text:span text:style-name="T35">A</text:span><text:span text:style-name="T153">|</text:span><text:span text:style-name="T19">m</text:span><text:span text:style-name="T56">B </text:span><text:span text:style-name="T153">+</text:span><text:span text:style-name="T56"> </text:span><text:span text:style-name="T35">A</text:span><text:span text:style-name="T153">|</text:span><text:span text:style-name="T196">n</text:span><text:span text:style-name="T80">C</text:span></text:p>
      <text:p text:style-name="P44"><text:span text:style-name="T20">m</text:span><text:span text:style-name="T61">B </text:span><text:span text:style-name="T176">= </text:span><text:span text:style-name="T36">A</text:span><text:span text:style-name="T37"> </text:span><text:span text:style-name="T177">* </text:span><text:span text:style-name="T22">k</text:span><text:span text:style-name="T14">1</text:span><text:span text:style-name="T21"><text:tab/><text:tab/></text:span><text:span text:style-name="T196">n</text:span><text:span text:style-name="T80">C </text:span><text:span text:style-name="T176">= </text:span><text:span text:style-name="T36">A</text:span><text:span text:style-name="T37"> </text:span><text:span text:style-name="T177">* </text:span><text:span text:style-name="T22">k</text:span><text:span text:style-name="T14">2</text:span><text:span text:style-name="T21"><text:tab/></text:span></text:p>
      <text:p text:style-name="P45"><text:span text:style-name="T20">m</text:span><text:span text:style-name="T61">B </text:span><text:span text:style-name="T20">+ </text:span><text:span text:style-name="T196">n</text:span><text:span text:style-name="T80">C </text:span><text:span text:style-name="T176">= </text:span><text:span text:style-name="T178">(</text:span><text:span text:style-name="T36">A</text:span><text:span text:style-name="T37"> </text:span><text:span text:style-name="T177">* </text:span><text:span text:style-name="T22">k</text:span><text:span text:style-name="T14">1</text:span><text:span text:style-name="T178">)</text:span><text:span text:style-name="T179">+</text:span><text:span text:style-name="T178">(</text:span><text:span text:style-name="T36">A</text:span><text:span text:style-name="T37"> </text:span><text:span text:style-name="T177">* </text:span><text:span text:style-name="T22">k</text:span><text:span text:style-name="T14">2</text:span><text:span text:style-name="T178">)</text:span></text:p>
      <text:p text:style-name="P46"><text:span text:style-name="T20">m</text:span><text:span text:style-name="T61">B </text:span><text:span text:style-name="T20">+ </text:span><text:span text:style-name="T196">n</text:span><text:span text:style-name="T80">C </text:span><text:span text:style-name="T176">= <text:s/></text:span><text:span text:style-name="T36">A</text:span><text:span text:style-name="T178">(</text:span><text:span text:style-name="T22">k</text:span><text:span text:style-name="T14">1</text:span><text:span text:style-name="T179">+ </text:span><text:span text:style-name="T22">k</text:span><text:span text:style-name="T14">2</text:span><text:span text:style-name="T178">)</text:span></text:p>
      <text:p text:style-name="P47"><text:span text:style-name="T20">m</text:span><text:span text:style-name="T61">B </text:span><text:span text:style-name="T20">+ </text:span><text:span text:style-name="T196">n</text:span><text:span text:style-name="T80">C </text:span><text:span text:style-name="T176">= <text:s/></text:span><text:span text:style-name="T36">A</text:span><text:span text:style-name="T22">k</text:span><text:span text:style-name="T15">3 </text:span><text:span text:style-name="T180">, </text:span><text:span text:style-name="T181">this is definition of divisibility</text:span></text:p>
      <text:p text:style-name="P47"><text:span text:style-name="T181"/></text:p>
      <text:p text:style-name="P47"><text:span text:style-name="T181"/></text:p>
      <text:p text:style-name="P47"><text:span text:style-name="T181"/></text:p>
      <text:p text:style-name="P47"><text:span text:style-name="T181"/></text:p>
      <text:p text:style-name="P47"><text:span text:style-name="T181"/></text:p>
      <text:p text:style-name="P47"><text:span text:style-name="T181"/></text:p>
      <text:p text:style-name="P47"><text:span text:style-name="T181"/></text:p>
      <text:p text:style-name="P47"><text:span text:style-name="T181"/></text:p>
      <text:p text:style-name="P47"><text:span text:style-name="T181"/></text:p>
      <text:p text:style-name="P47"><text:span text:style-name="T181"/></text:p>
      <text:p text:style-name="P47"><text:span text:style-name="T181"/></text:p>
      <text:p text:style-name="P47"><text:span text:style-name="T181"/></text:p>
      <text:p text:style-name="P49"><text:soft-page-break/><text:span text:style-name="T181">Division </text:span><text:span text:style-name="T182">Algorithm</text:span></text:p>
      <text:p text:style-name="P42"><text:span text:style-name="T181"><text:tab/></text:span><text:span text:style-name="T182">When an integer is divided by a positive integer , there is a </text:span><text:span text:style-name="T189">quotient</text:span><text:span text:style-name="T182"> and a </text:span><text:span text:style-name="T189">remainder</text:span><text:span text:style-name="T182"> , as the division algorithm shows.</text:span></text:p>
      <text:p text:style-name="P55"><text:span text:style-name="T183">THEOREM</text:span><text:span text:style-name="T184"> </text:span><text:span text:style-name="T185">2</text:span></text:p>
      <text:p text:style-name="P57"><text:span text:style-name="T114"><text:tab/>L</text:span><text:span text:style-name="T115">et </text:span><text:span text:style-name="T38">A</text:span><text:span text:style-name="T116"> be an integer and </text:span><text:span text:style-name="T25">D</text:span><text:span text:style-name="T116"> a positive integer. Then there are unique integers </text:span><text:span text:style-name="T198">Q</text:span><text:span text:style-name="T116"> and </text:span><text:span text:style-name="T82">R</text:span><text:span text:style-name="T116">, with 0 </text:span><text:span text:style-name="T186">≤</text:span><text:span text:style-name="T116"> </text:span><text:span text:style-name="T82">R</text:span><text:span text:style-name="T116"> ≤ </text:span><text:span text:style-name="T25">D</text:span><text:span text:style-name="T116"> , such that </text:span><text:span text:style-name="T38">A</text:span><text:span text:style-name="T116"> = </text:span><text:span text:style-name="T25">D</text:span><text:span text:style-name="T198">Q </text:span><text:span text:style-name="T116">+ </text:span><text:span text:style-name="T82">R</text:span></text:p>
      <text:p text:style-name="P51"><text:span text:style-name="T120">***</text:span><text:span text:style-name="T119">NOTE: REMAINDERS(</text:span><text:span text:style-name="T83">R</text:span><text:span text:style-name="T119">) CANNOT BE NEGATIVE</text:span><text:span text:style-name="T120">***</text:span></text:p>
      <text:p text:style-name="P51"><text:span text:style-name="T120"/></text:p>
      <text:p text:style-name="P50"><text:span text:style-name="T182">M</text:span><text:span text:style-name="T175">odular Arithmeti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5:30:46.020239595</meta:creation-date>
    <dc:date>2018-01-24T23:54:14.096128691</dc:date>
    <meta:editing-duration>PT2H8M1S</meta:editing-duration>
    <meta:editing-cycles>124</meta:editing-cycles>
    <meta:generator>LibreOffice/5.1.6.2$Linux_X86_64 LibreOffice_project/10m0$Build-2</meta:generator>
    <meta:document-statistic meta:table-count="0" meta:image-count="0" meta:object-count="4" meta:page-count="3" meta:paragraph-count="66" meta:word-count="596" meta:character-count="2390" meta:non-whitespace-character-count="1785"/>
  </office:meta>
</office:document-meta>
</file>

<file path=Object 1/content.xml><?xml version="1.0" encoding="utf-8"?>
<math xmlns="http://www.w3.org/1998/Math/MathML" display="block">
  <semantics>
    <mfrac>
      <mn>12</mn>
      <mn>3</mn>
    </mfrac>
    <annotation encoding="StarMath 5.0">{12} over {3} </annotation>
  </semantics>
</math>
</file>

<file path=Object 2/content.xml><?xml version="1.0" encoding="utf-8"?>
<math xmlns="http://www.w3.org/1998/Math/MathML" display="block">
  <semantics>
    <mfrac>
      <mn>11</mn>
      <mn>3</mn>
    </mfrac>
    <annotation encoding="StarMath 5.0">{11} over {3} </annotation>
  </semantics>
</math>
</file>

<file path=Object 3/content.xml><?xml version="1.0" encoding="utf-8"?>
<math xmlns="http://www.w3.org/1998/Math/MathML" display="block">
  <semantics>
    <mfrac>
      <mn>7</mn>
      <mn>3</mn>
    </mfrac>
    <annotation encoding="StarMath 5.0">{7} over {3} </annotation>
  </semantics>
</math>
</file>

<file path=Object 4/content.xml><?xml version="1.0" encoding="utf-8"?>
<math xmlns="http://www.w3.org/1998/Math/MathML" display="block">
  <semantics>
    <mfrac>
      <mn>12</mn>
      <mn>3</mn>
    </mfrac>
    <annotation encoding="StarMath 5.0">{12} over {3} </annotation>
  </semantics>
</math>
</file>